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cfc" officeooo:paragraph-rsid="001d7cf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1 Notes</text:p>
      <text:p text:style-name="P1"/>
      <text:p text:style-name="P1">• Task T?</text:p>
      <text:p text:style-name="P1">• Performance measure P?</text:p>
      <text:p text:style-name="P1">• Experience E?</text:p>
      <text:p text:style-name="P1"/>
      <text:p text:style-name="P1">Classes of learning</text:p>
      <text:p text:style-name="P1"/>
      <text:p text:style-name="P1">• <text:span text:style-name="T1">Regression</text:span>: learning a continuous</text:p>
      <text:p text:style-name="P1">function from a set of past examples</text:p>
      <text:p text:style-name="P1">• Predict a real value target for a</text:p>
      <text:p text:style-name="P1">future example</text:p>
      <text:p text:style-name="P1">• e.g. predict winning time in</text:p>
      <text:p text:style-name="P1">Olympic race</text:p>
      <text:p text:style-name="P1"/>
      <text:p text:style-name="P1">• <text:span text:style-name="T1">Classification</text:span>: Learning a function that</text:p>
      <text:p text:style-name="P1">can separate past examples of</text:p>
      <text:p text:style-name="P1">different types from one another</text:p>
      <text:p text:style-name="P1">• Assign a discrete target label/type for</text:p>
      <text:p text:style-name="P1">a future example</text:p>
      <text:p text:style-name="P1">• e.g. document classification</text:p>
      <text:p text:style-name="P1"/>
      <text:p text:style-name="P1">• <text:span text:style-name="T1">Clustering</text:span>: partition examples</text:p>
      <text:p text:style-name="P1">into groups, each group</text:p>
      <text:p text:style-name="P1">having similar examples</text:p>
      <text:p text:style-name="P1">• e.g. brain regions with</text:p>
      <text:p text:style-name="P1">similar activation</text:p>
      <text:p text:style-name="P1"/>
      <text:p text:style-name="P1">• <text:span text:style-name="T1">Dimensionality</text:span> <text:span text:style-name="T1">reduction</text:span>: transform high-</text:p>
      <text:p text:style-name="P1">dimensional data into a lower-dimensional</text:p>
      <text:p text:style-name="P1">preserving</text:p>
      <text:p text:style-name="P1">representation</text:p>
      <text:p text:style-name="P1">• e.g. reducing</text:p>
      <text:p text:style-name="P1">unnecessary attribu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20:41:19.016130422</meta:creation-date>
    <dc:date>2016-10-03T20:44:11.159590091</dc:date>
    <meta:editing-duration>PT2M52S</meta:editing-duration>
    <meta:editing-cycles>1</meta:editing-cycles>
    <meta:document-statistic meta:table-count="0" meta:image-count="0" meta:object-count="0" meta:page-count="1" meta:paragraph-count="28" meta:word-count="111" meta:character-count="700" meta:non-whitespace-character-count="617"/>
    <meta:generator>LibreOffice/5.0.6.2$Linux_X86_64 LibreOffice_project/00m0$Build-2</meta:generator>
  </office:meta>
</office:document-meta>
</file>